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LifecycleTests.stop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plicationContextLifecycleTests.beans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pplicationContextLifecycleTests.bean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ContextLifecycleTests.star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